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1" style:family="text">
      <style:text-properties officeooo:rsid="00023e9f"/>
    </style:style>
    <style:style style:name="T2" style:family="text">
      <style:text-properties officeooo:rsid="00040de2"/>
    </style:style>
    <style:style style:name="T3" style:family="text">
      <style:text-properties fo:background-color="#81d41a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officeooo:rsid="000655b5" fo:background-color="#81d41a" loext:char-shading-value="0"/>
    </style:style>
    <style:style style:name="T6" style:family="text">
      <style:text-properties officeooo:rsid="000655b5" fo:background-color="#81d41a" loext:char-shading-value="0"/>
    </style:style>
    <style:style style:name="T7" style:family="text">
      <style:text-properties officeooo:rsid="00072fc6" fo:background-color="#81d41a" loext:char-shading-value="0"/>
    </style:style>
    <style:style style:name="T8" style:family="text">
      <style:text-properties officeooo:rsid="00072fc6" fo:background-color="#81d41a" loext:char-shading-value="0"/>
    </style:style>
    <style:style style:name="T9" style:family="text">
      <style:text-properties officeooo:rsid="0008a374" fo:background-color="#81d41a" loext:char-shading-value="0"/>
    </style:style>
    <style:style style:name="T10" style:family="text">
      <style:text-properties officeooo:rsid="0008a374" fo:background-color="#81d41a" loext:char-shading-value="0"/>
    </style:style>
    <style:style style:name="T11" style:family="text">
      <style:text-properties officeooo:rsid="0004bd5f"/>
    </style:style>
    <style:style style:name="T12" style:family="text">
      <style:text-properties fo:background-color="#b4c7dc" loext:char-shading-value="0"/>
    </style:style>
    <style:style style:name="T13" style:family="text">
      <style:text-properties fo:background-color="#b4c7dc" loext:char-shading-value="0"/>
    </style:style>
    <style:style style:name="T14" style:family="text">
      <style:text-properties officeooo:rsid="000655b5" fo:background-color="#b4c7dc" loext:char-shading-value="0"/>
    </style:style>
    <style:style style:name="T15" style:family="text">
      <style:text-properties officeooo:rsid="0008a374" fo:background-color="#b4c7dc" loext:char-shading-value="0"/>
    </style:style>
    <style:style style:name="T16" style:family="text">
      <style:text-properties officeooo:rsid="000b7e53" fo:background-color="#b4c7dc" loext:char-shading-value="0"/>
    </style:style>
    <style:style style:name="T17" style:family="text">
      <style:text-properties officeooo:rsid="0006156d"/>
    </style:style>
    <style:style style:name="T18" style:family="text">
      <style:text-properties officeooo:rsid="000655b5"/>
    </style:style>
    <style:style style:name="T19" style:family="text">
      <style:text-properties officeooo:rsid="00072fc6"/>
    </style:style>
    <style:style style:name="T20" style:family="text">
      <style:text-properties officeooo:rsid="0008a374"/>
    </style:style>
    <style:style style:name="T21" style:family="text">
      <style:text-properties officeooo:rsid="000b7e53"/>
    </style:style>
    <style:style style:name="T22" style:family="text">
      <style:text-properties officeooo:rsid="000cd046"/>
    </style:style>
    <style:style style:name="T23" style:family="text">
      <style:text-properties officeooo:rsid="000eaccc"/>
    </style:style>
    <style:style style:name="T24" style:family="text">
      <style:text-properties officeooo:rsid="00107a5c"/>
    </style:style>
    <style:style style:name="T25" style:family="text">
      <style:text-properties officeooo:rsid="001192e7"/>
    </style:style>
    <style:style style:name="T26" style:family="text">
      <style:text-properties officeooo:rsid="00137da0"/>
    </style:style>
    <style:style style:name="T27" style:family="text">
      <style:text-properties officeooo:rsid="0013be0f"/>
    </style:style>
    <style:style style:name="T28" style:family="text">
      <style:text-properties fo:background-color="#e0c2cd" loext:char-shading-value="0"/>
    </style:style>
    <style:style style:name="T29" style:family="text">
      <style:text-properties fo:background-color="#e0c2cd" loext:char-shading-value="0"/>
    </style:style>
    <style:style style:name="T30" style:family="text">
      <style:text-properties officeooo:rsid="001192e7" fo:background-color="#e0c2cd" loext:char-shading-value="0"/>
    </style:style>
    <style:style style:name="T31" style:family="text">
      <style:text-properties officeooo:rsid="001192e7" fo:background-color="#e0c2cd" loext:char-shading-value="0"/>
    </style:style>
    <style:style style:name="T32" style:family="text">
      <style:text-properties officeooo:rsid="00023e9f" fo:background-color="#e0c2cd" loext:char-shading-value="0"/>
    </style:style>
    <style:style style:name="T33" style:family="text">
      <style:text-properties officeooo:rsid="00023e9f" fo:background-color="#e0c2cd" loext:char-shading-value="0"/>
    </style:style>
    <style:style style:name="T34" style:family="text">
      <style:text-properties officeooo:rsid="00107a5c" fo:background-color="#e0c2cd" loext:char-shading-value="0"/>
    </style:style>
    <style:style style:name="T35" style:family="text">
      <style:text-properties officeooo:rsid="00107a5c" fo:background-color="#e0c2cd" loext:char-shading-value="0"/>
    </style:style>
    <style:style style:name="T36" style:family="text">
      <style:text-properties officeooo:rsid="00040de2" fo:background-color="#e0c2cd" loext:char-shading-value="0"/>
    </style:style>
    <style:style style:name="T37" style:family="text">
      <style:text-properties officeooo:rsid="00040de2" fo:background-color="#e0c2cd" loext:char-shading-value="0"/>
    </style:style>
    <style:style style:name="T38" style:family="text">
      <style:text-properties officeooo:rsid="000cd046" fo:background-color="#e0c2cd" loext:char-shading-value="0"/>
    </style:style>
    <style:style style:name="T39" style:family="text">
      <style:text-properties officeooo:rsid="000cd046" fo:background-color="#e0c2cd" loext:char-shading-value="0"/>
    </style:style>
    <style:style style:name="T40" style:family="text">
      <style:text-properties officeooo:rsid="0008a374" fo:background-color="#e0c2cd" loext:char-shading-value="0"/>
    </style:style>
    <style:style style:name="T41" style:family="text">
      <style:text-properties officeooo:rsid="0008a374" fo:background-color="#e0c2cd" loext:char-shading-value="0"/>
    </style:style>
    <style:style style:name="T42" style:family="text">
      <style:text-properties officeooo:rsid="000b7e53" fo:background-color="#e0c2cd" loext:char-shading-value="0"/>
    </style:style>
    <style:style style:name="T43" style:family="text">
      <style:text-properties officeooo:rsid="000b7e53" fo:background-color="#e0c2cd" loext:char-shading-value="0"/>
    </style:style>
    <style:style style:name="T44" style:family="text">
      <style:text-properties officeooo:rsid="00167d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4"><text:s text:c="10"/></text:span><text:s text:c="2"/><text:span text:style-name="T11">Global setting</text:span> </text:p>
      <text:p text:style-name="Standard"/>
      <text:p text:style-name="Standard"><text:span text:style-name="T13"><text:s text:c="10"/></text:span><text:s text:c="2"/><text:span text:style-name="T11">Fixed </text:span><text:span text:style-name="T17">(due to the nature of the environment/robot)</text:span></text:p>
      <text:p text:style-name="Standard"/>
      <text:p text:style-name="Standard"><text:span text:style-name="T29"><text:s text:c="10"/></text:span><text:s text:c="2"/><text:span text:style-name="T44">Local setting</text:span> <text:s text:c="2"/></text:p>
      <text:p text:style-name="Standard"/>
      <text:p text:style-name="Standard">global_costmap:</text:p>
      <text:p text:style-name="Standard"><text:s text:c="2"/>global_costmap:</text:p>
      <text:p text:style-name="Standard"><text:s text:c="4"/>ros__parameters:</text:p>
      <text:p text:style-name="Standard"><text:s text:c="6"/>footprint_padding: 0.03<text:tab/><text:tab/><text:tab/><text:tab/><text:tab/><text:span text:style-name="T4">GLOBAL</text:span>: 0.0<text:span text:style-name="T27">25</text:span>, 0.0<text:span text:style-name="T27">5</text:span>, 0.0<text:span text:style-name="T27">75</text:span></text:p>
      <text:p text:style-name="Standard"><text:s text:c="6"/>update_frequency: 1.0<text:tab/><text:tab/><text:tab/><text:tab/><text:tab/><text:span text:style-name="T4">GLOBAL</text:span>: 1.0, 2.0, 3.0</text:p>
      <text:p text:style-name="Standard"><text:s text:c="6"/>publish_frequency: 1.0 <text:tab/><text:tab/><text:tab/><text:tab/><text:tab/><text:span text:style-name="T13">FIXED</text:span> (depends on the previous)</text:p>
      <text:p text:style-name="Standard"><text:s text:c="6"/>global_frame: map <text:tab/><text:tab/><text:tab/><text:tab/><text:tab/><text:span text:style-name="T13">FIXED</text:span><text:tab/><text:tab/><text:tab/><text:tab/><text:tab/><text:tab/></text:p>
      <text:p text:style-name="Standard"><text:s text:c="6"/>robot_base_frame: base_link<text:tab/><text:tab/><text:tab/><text:tab/><text:span text:style-name="T13">FIXED</text:span></text:p>
      <text:p text:style-name="Standard"><text:s text:c="6"/>use_sim_time: True<text:tab/><text:tab/><text:tab/><text:tab/><text:tab/><text:span text:style-name="T13">FIXED</text:span></text:p>
      <text:p text:style-name="Standard"><text:s text:c="6"/>robot_radius: 0.22 <text:tab/><text:tab/><text:tab/><text:tab/><text:tab/><text:span text:style-name="T13">FIXED</text:span> (related to the robot design)</text:p>
      <text:p text:style-name="Standard"><text:s text:c="6"/>resolution: 0.05<text:tab/><text:tab/><text:tab/><text:tab/><text:tab/><text:tab/><text:span text:style-name="T4">GLOBAL</text:span>: 0.05, 0.1, 0.15</text:p>
      <text:p text:style-name="Standard"><text:s text:c="6"/>plugins: ["obstacle_layer", "voxel_layer", "static_layer", "inflation_layer"]<text:tab/><text:tab/><text:span text:style-name="T13">FIXED</text:span></text:p>
      <text:p text:style-name="Standard"><text:s text:c="6"/>obstacle_layer:</text:p>
      <text:p text:style-name="Standard"><text:s text:c="8"/>plugin: "nav2_costmap_2d::ObstacleLayer"<text:tab/><text:tab/><text:span text:style-name="T13">FIXED</text:span></text:p>
      <text:p text:style-name="Standard"><text:s text:c="8"/>enabled: True<text:tab/><text:tab/><text:tab/><text:tab/><text:tab/><text:tab/><text:span text:style-name="T13">FIXED</text:span></text:p>
      <text:p text:style-name="Standard"><text:s text:c="8"/>observation_sources: scan<text:tab/><text:tab/><text:tab/><text:tab/><text:span text:style-name="T13">FIXED</text:span></text:p>
      <text:p text:style-name="Standard"><text:s text:c="8"/>footprint_clearing_enabled: true<text:tab/><text:tab/><text:tab/><text:span text:style-name="T13">FIXED</text:span></text:p>
      <text:p text:style-name="Standard"><text:s text:c="8"/>max_obstacle_height: 2.0<text:tab/><text:tab/><text:tab/><text:tab/><text:span text:style-name="T13">FIXED</text:span> </text:p>
      <text:p text:style-name="Standard"><text:s text:c="8"/>combination_method: 1<text:tab/><text:tab/><text:tab/><text:tab/><text:tab/><text:span text:style-name="T4">GLOBAL</text:span>: 0, 1, 2, 3, 4</text:p>
      <text:p text:style-name="Standard"><text:s text:c="8"/>scan:</text:p>
      <text:p text:style-name="Standard"><text:s text:c="10"/>topic: /scan<text:tab/><text:tab/><text:tab/><text:tab/><text:tab/><text:tab/><text:span text:style-name="T13">FIXED</text:span></text:p>
      <text:p text:style-name="Standard"><text:s text:c="10"/>obstacle_max_range: 2.5<text:tab/><text:tab/><text:tab/><text:tab/><text:span text:style-name="T4">GLOBAL</text:span>: 1.<text:span text:style-name="T26">0</text:span>, 2.<text:span text:style-name="T26">0</text:span>, 3.<text:span text:style-name="T26">0</text:span></text:p>
      <text:p text:style-name="Standard"><text:s text:c="10"/>raytrace_max_range: 3.0<text:tab/><text:tab/><text:tab/><text:tab/><text:span text:style-name="T4">GLOBAL</text:span>: 1.0, 2.0, 3.0</text:p>
      <text:p text:style-name="Standard"><text:s text:c="10"/>clearing: True<text:tab/><text:tab/><text:tab/><text:tab/><text:tab/><text:tab/><text:span text:style-name="T4">GLOBAL</text:span>: true, false</text:p>
      <text:p text:style-name="Standard"><text:s text:c="10"/>marking: True<text:tab/><text:tab/><text:tab/><text:tab/><text:tab/><text:tab/><text:span text:style-name="T29">true, false</text:span></text:p>
      <text:p text:style-name="Standard"><text:s text:c="10"/>data_type: "LaserScan"<text:tab/><text:tab/><text:tab/><text:tab/><text:span text:style-name="T13">FIXED</text:span></text:p>
      <text:p text:style-name="Standard"><text:s text:c="10"/>inf_is_valid: false<text:tab/><text:tab/><text:tab/><text:tab/><text:tab/><text:span text:style-name="T29">true, false</text:span></text:p>
      <text:p text:style-name="Standard"><text:s text:c="6"/>voxel_layer:</text:p>
      <text:p text:style-name="Standard"><text:s text:c="8"/>plugin: "nav2_costmap_2d::VoxelLayer"<text:tab/><text:tab/><text:span text:style-name="T13">FIXED</text:span></text:p>
      <text:p text:style-name="Standard"><text:s text:c="8"/>enabled: True<text:tab/><text:tab/><text:tab/><text:tab/><text:tab/><text:tab/><text:span text:style-name="T13">FIXED</text:span></text:p>
      <text:p text:style-name="Standard"><text:s text:c="8"/>footprint_clearing_enabled: true<text:tab/><text:tab/><text:tab/><text:span text:style-name="T4">GLOBAL</text:span></text:p>
      <text:p text:style-name="Standard"><text:s text:c="8"/>max_obstacle_height: 2.0<text:tab/><text:tab/><text:tab/><text:tab/><text:span text:style-name="T13">FIXED</text:span></text:p>
      <text:p text:style-name="Standard"><text:s text:c="8"/>publish_voxel_map: True<text:tab/><text:tab/><text:tab/><text:tab/><text:span text:style-name="T13">FIXED</text:span><text:tab/><text:tab/><text:tab/><text:tab/></text:p>
      <text:p text:style-name="Standard"><text:s text:c="8"/>origin_z: 0.0<text:tab/><text:tab/><text:tab/><text:tab/><text:tab/><text:tab/><text:span text:style-name="T13">FIXED</text:span></text:p>
      <text:p text:style-name="Standard"><text:s text:c="8"/>z_resolution: 0.05<text:tab/><text:tab/><text:tab/><text:tab/><text:tab/><text:span text:style-name="T4">GLOBAL</text:span></text:p>
      <text:p text:style-name="Standard"><text:s text:c="8"/>z_voxels: 16<text:tab/><text:tab/><text:tab/><text:tab/><text:tab/><text:tab/><text:span text:style-name="T31">10</text:span><text:span text:style-name="T33">, </text:span><text:span text:style-name="T31">15</text:span><text:span text:style-name="T33">, </text:span><text:span text:style-name="T31">20</text:span></text:p>
      <text:p text:style-name="Standard"><text:s text:c="8"/>max_obstacle_height: 2.0<text:tab/><text:tab/><text:tab/><text:tab/><text:span text:style-name="T13">FIXED</text:span></text:p>
      <text:p text:style-name="Standard"><text:s text:c="8"/>unknown_threshold: 15<text:tab/><text:tab/><text:tab/><text:tab/><text:tab/><text:span text:style-name="T35">10</text:span><text:span text:style-name="T33">, </text:span><text:span text:style-name="T35">15, </text:span><text:span text:style-name="T31">20</text:span></text:p>
      <text:p text:style-name="Standard"><text:s text:c="8"/>mark_threshold: 0<text:tab/><text:tab/><text:tab/><text:tab/><text:tab/><text:span text:style-name="T37">0.</text:span><text:span text:style-name="T39">25</text:span><text:span text:style-name="T37">, </text:span><text:span text:style-name="T39">0.5</text:span><text:span text:style-name="T37">, </text:span><text:span text:style-name="T39">0.75</text:span></text:p>
      <text:p text:style-name="Standard"><text:s text:c="8"/>observation_sources: pointcloud<text:tab/><text:tab/><text:tab/><text:span text:style-name="T13">FIXED</text:span></text:p>
      <text:p text:style-name="Standard"><text:s text:c="8"/>combination_method: 1<text:tab/><text:tab/><text:tab/><text:tab/><text:tab/><text:span text:style-name="T4">GLOBAL</text:span></text:p>
      <text:p text:style-name="Standard"><text:s text:c="8"/>pointcloud: <text:s/># no frame set, uses frame from message</text:p>
      <text:p text:style-name="Standard"><text:s text:c="10"/>topic: /intel_realsense_r200_depth/points<text:tab/><text:tab/><text:span text:style-name="T13">FIXED</text:span></text:p>
      <text:p text:style-name="Standard"><text:s text:c="10"/>max_obstacle_height: 2.0<text:tab/><text:tab/><text:tab/><text:tab/><text:span text:style-name="T13">FIXED</text:span></text:p>
      <text:p text:style-name="Standard"><text:s text:c="10"/>min_obstacle_height: 0.0<text:tab/><text:tab/><text:tab/><text:tab/><text:span text:style-name="T14">F</text:span><text:span text:style-name="T13">IXED</text:span></text:p>
      <text:p text:style-name="Standard"><text:soft-page-break/><text:s text:c="10"/>obstacle_max_range: 2.5<text:tab/><text:tab/><text:tab/><text:tab/><text:span text:style-name="T6">GLOBAL</text:span></text:p>
      <text:p text:style-name="Standard"><text:s text:c="10"/>obstacle_min_range: 0.0<text:tab/><text:tab/><text:tab/><text:tab/><text:span text:style-name="T14">F</text:span><text:span text:style-name="T13">IXED</text:span></text:p>
      <text:p text:style-name="Standard"><text:s text:c="10"/>raytrace_max_range: 3.0<text:tab/><text:tab/><text:tab/><text:tab/><text:span text:style-name="T8">GLOBAL</text:span></text:p>
      <text:p text:style-name="Standard"><text:s text:c="10"/>raytrace_min_range: 0.0<text:tab/><text:tab/><text:tab/><text:tab/><text:span text:style-name="T13">FIXED</text:span></text:p>
      <text:p text:style-name="Standard"><text:s text:c="10"/>clearing: True<text:tab/><text:tab/><text:tab/><text:tab/><text:tab/><text:tab/><text:span text:style-name="T8">GLOBAL</text:span></text:p>
      <text:p text:style-name="Standard"><text:s text:c="10"/>marking: True<text:tab/><text:tab/><text:tab/><text:tab/><text:tab/><text:tab/><text:span text:style-name="T10">GLOBAL</text:span></text:p>
      <text:p text:style-name="Standard"><text:s text:c="10"/>data_type: "PointCloud2"<text:tab/><text:tab/><text:tab/><text:tab/><text:span text:style-name="T15">FIXED</text:span></text:p>
      <text:p text:style-name="Standard"><text:s text:c="6"/>static_layer:<text:tab/><text:tab/><text:tab/><text:tab/><text:tab/><text:tab/><text:tab/><text:tab/><text:tab/><text:tab/></text:p>
      <text:p text:style-name="Standard"><text:s text:c="8"/>plugin: "nav2_costmap_2d::StaticLayer"<text:tab/><text:tab/><text:span text:style-name="T13">FIXED</text:span></text:p>
      <text:p text:style-name="Standard"><text:s text:c="8"/>map_subscribe_transient_local: True<text:tab/><text:tab/><text:tab/><text:span text:style-name="T13">FIXED</text:span></text:p>
      <text:p text:style-name="Standard"><text:s text:c="8"/>enabled: true<text:tab/><text:tab/><text:tab/><text:tab/><text:tab/><text:tab/><text:span text:style-name="T13">FIXED</text:span></text:p>
      <text:p text:style-name="Standard"><text:s text:c="8"/>subscribe_to_updates: true<text:tab/><text:tab/><text:tab/><text:tab/><text:span text:style-name="T15">F</text:span><text:span text:style-name="T13">IXED</text:span></text:p>
      <text:p text:style-name="Standard"><text:s text:c="8"/>transform_tolerance: 0.1<text:tab/><text:tab/><text:tab/><text:tab/><text:span text:style-name="T41">0</text:span><text:span text:style-name="T29">.1, 0.2, 0.3</text:span></text:p>
      <text:p text:style-name="Standard"><text:s text:c="6"/>inflation_layer:</text:p>
      <text:p text:style-name="Standard"><text:s text:c="8"/>plugin: "nav2_costmap_2d::InflationLayer"<text:tab/><text:tab/><text:span text:style-name="T13">FIXED</text:span></text:p>
      <text:p text:style-name="Standard"><text:s text:c="8"/>enabled: true<text:tab/><text:tab/><text:tab/><text:tab/><text:tab/><text:tab/><text:span text:style-name="T13">FIXED</text:span></text:p>
      <text:p text:style-name="Standard"><text:s text:c="8"/>inflation_radius: 0.55<text:tab/><text:tab/><text:tab/><text:tab/><text:tab/><text:span text:style-name="T43">0.25, 0.5, 0.75</text:span><text:span text:style-name="T29"><text:tab/></text:span><text:tab/><text:tab/><text:tab/><text:tab/></text:p>
      <text:p text:style-name="Standard"><text:s text:c="8"/>cost_scaling_factor: 1.0<text:tab/><text:tab/><text:tab/><text:tab/><text:tab/><text:span text:style-name="T43">1.0, 2.0, 3.0</text:span></text:p>
      <text:p text:style-name="Standard"><text:s text:c="8"/>inflate_unknown: false<text:tab/><text:tab/><text:tab/><text:tab/><text:tab/><text:span text:style-name="T16">FIXED</text:span></text:p>
      <text:p text:style-name="Standard"><text:s text:c="8"/>inflate_around_unknown: true<text:tab/><text:tab/><text:tab/><text:tab/><text:span text:style-name="T16">FIXED</text:span></text:p>
      <text:p text:style-name="Standard"><text:s text:c="6"/>always_send_full_costmap: True<text:tab/><text:tab/><text:tab/><text:tab/><text:span text:style-name="T43">t</text:span><text:span text:style-name="T29">rue, false</text:span></text:p>
      <text:p text:style-name="Standard"/>
      <text:p text:style-name="Standard"/>
      <text:p text:style-name="Standard">local_costmap:</text:p>
      <text:p text:style-name="Standard"><text:s text:c="2"/>local_costmap:</text:p>
      <text:p text:style-name="Standard"><text:s text:c="4"/>ros__parameters:</text:p>
      <text:p text:style-name="Standard"><text:s text:c="6"/>update_frequency: 5.0<text:tab/><text:tab/><text:tab/><text:tab/><text:tab/><text:span text:style-name="T4">GLOBAL</text:span></text:p>
      <text:p text:style-name="Standard"><text:s text:c="6"/>publish_frequency: 1.0<text:tab/><text:tab/><text:tab/><text:tab/><text:tab/><text:span text:style-name="T4">GLOBAL</text:span></text:p>
      <text:p text:style-name="Standard"><text:s text:c="6"/>global_frame: odom<text:tab/><text:tab/><text:tab/><text:tab/><text:tab/><text:span text:style-name="T13">FIXED</text:span></text:p>
      <text:p text:style-name="Standard"><text:s text:c="6"/>robot_base_frame: base_link<text:tab/><text:tab/><text:tab/><text:tab/><text:span text:style-name="T13">FIXED</text:span></text:p>
      <text:p text:style-name="Standard"><text:s text:c="6"/>use_sim_time: True<text:tab/><text:tab/><text:tab/><text:tab/><text:tab/><text:span text:style-name="T13">FIXED</text:span></text:p>
      <text:p text:style-name="Standard"><text:s text:c="6"/>rolling_window: true<text:tab/><text:tab/><text:tab/><text:tab/><text:tab/><text:span text:style-name="T29">true, false</text:span><text:tab/><text:tab/><text:tab/></text:p>
      <text:p text:style-name="Standard"><text:s text:c="6"/>width<text:tab/><text:tab/><text:tab/><text:tab/><text:tab/><text:tab/><text:tab/><text:span text:style-name="T29">1, 2, 3</text:span></text:p>
      <text:p text:style-name="Standard"><text:s text:c="6"/>height<text:tab/><text:tab/><text:tab/><text:tab/><text:tab/><text:tab/><text:tab/><text:span text:style-name="T29">1, 2, 3</text:span></text:p>
      <text:p text:style-name="Standard"><text:s text:c="6"/>resolution<text:tab/><text:tab/><text:tab/><text:tab/><text:tab/><text:tab/><text:tab/><text:span text:style-name="T4">GLOB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6:34:38.174027881</meta:creation-date>
    <dc:date>2024-02-23T16:58:56.163333685</dc:date>
    <meta:editing-duration>PT24M8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2" meta:paragraph-count="81" meta:word-count="281" meta:character-count="3317" meta:non-whitespace-character-count="2233"/>
  </office:meta>
</office:document-meta>
</file>